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 style:list-style-name="L7">
      <style:paragraph-properties fo:margin-top="0in" fo:margin-bottom="0in" style:contextual-spacing="false"/>
    </style:style>
    <style:style style:name="P3" style:family="paragraph" style:parent-style-name="Text_20_body" style:list-style-name="L7">
      <style:paragraph-properties fo:margin-top="0in" fo:margin-bottom="0in" style:contextual-spacing="false"/>
      <style:text-properties officeooo:paragraph-rsid="00133964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133964" officeooo:paragraph-rsid="00133964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33964"/>
    </style:style>
    <style:style style:name="P6" style:family="paragraph" style:parent-style-name="Text_20_body" style:list-style-name="L9">
      <style:paragraph-properties fo:margin-top="0in" fo:margin-bottom="0in" style:contextual-spacing="false"/>
      <style:text-properties officeooo:paragraph-rsid="00133964"/>
    </style:style>
    <style:style style:name="T1" style:family="text">
      <style:text-properties officeooo:rsid="00133964"/>
    </style:style>
    <style:style style:name="T2" style:family="text">
      <style:text-properties fo:font-weight="bold" officeooo:rsid="00133964" style:font-weight-asian="bold" style:font-weight-complex="bold"/>
    </style:style>
    <style:style style:name="T3" style:family="text">
      <style:text-properties fo:font-weight="normal" officeooo:rsid="00133964" style:font-weight-asian="normal" style:font-weight-complex="normal"/>
    </style:style>
    <style:style style:name="T4" style:family="text">
      <style:text-properties officeooo:rsid="0013c95c"/>
    </style:style>
    <style:style style:name="T5" style:family="text">
      <style:text-properties officeooo:rsid="0013e81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5"><text:span text:style-name="Strong_20_Emphasis"><text:span text:style-name="T1">ADI: TAHA ZEESHAN</text:span></text:span></text:p>
      <text:p text:style-name="P5"><text:span text:style-name="Strong_20_Emphasis"><text:span text:style-name="T1">NUMARA: <text:s/>032390096</text:span></text:span></text:p>
      <text:p text:style-name="P1"><text:span text:style-name="Strong_20_Emphasis"/></text:p>
      <text:list xml:id="list1450493860" text:style-name="L9">
        <text:list-item>
          <text:p text:style-name="P6"><text:span text:style-name="Strong_20_Emphasis">START</text:span></text:p>
        </text:list-item>
        <text:list-item>
          <text:p text:style-name="P6"><text:span text:style-name="Strong_20_Emphasis">TANIMLA</text:span> <text:span text:style-name="Source_20_Text">n[]</text:span> , <text:span text:style-name="Source_20_Text">row</text:span><text:span text:style-name="Source_20_Text"><text:span text:style-name="T4">s=6</text:span></text:span> </text:p>
        </text:list-item>
        <text:list-item>
          <text:p text:style-name="P6"><text:span text:style-name="Strong_20_Emphasis">OKU</text:span> <text:span text:style-name="Source_20_Text">rows</text:span> </text:p>
        </text:list-item>
        <text:list-item>
          <text:p text:style-name="P6"><text:span text:style-name="Source_20_Text"><text:span text:style-name="T1">for(</text:span></text:span><text:span text:style-name="Source_20_Text">i = 0;i &lt; </text:span><text:span text:style-name="Source_20_Text"><text:span text:style-name="T5">=</text:span></text:span><text:span text:style-name="Source_20_Text">rows</text:span><text:span text:style-name="Source_20_Text"><text:span text:style-name="T1">;i++){</text:span></text:span></text:p>
        </text:list-item>
        <text:list-item>
          <text:p text:style-name="P6"><text:span text:style-name="Strong_20_Emphasis">TANIMLA</text:span> <text:span text:style-name="Source_20_Text">newRow[]</text:span> </text:p>
        </text:list-item>
        <text:list-item>
          <text:p text:style-name="P6"><text:span text:style-name="Source_20_Text"><text:span text:style-name="T1">for(</text:span></text:span><text:span text:style-name="Source_20_Text">j = 0</text:span>';<text:span text:style-name="Source_20_Text">j &lt;= </text:span><text:span text:style-name="Source_20_Text"><text:span text:style-name="T1">i;j++)</text:span></text:span></text:p>
          <text:p text:style-name="P6"><text:span text:style-name="Source_20_Text"><text:span text:style-name="T1">{</text:span></text:span><text:span text:style-name="Source_20_Text"><text:span text:style-name="T2">if</text:span></text:span><text:span text:style-name="Source_20_Text"><text:span text:style-name="T1"> (</text:span></text:span><text:span text:style-name="Source_20_Text">j == 0 </text:span><text:span text:style-name="Source_20_Text"><text:span text:style-name="T1">||</text:span></text:span><text:span text:style-name="Source_20_Text"> j == i</text:span> <text:span text:style-name="T1">){</text:span></text:p>
        </text:list-item>
      </text:list>
      <text:list xml:id="list1633285744" text:style-name="L7">
        <text:list-item>
          <text:list>
            <text:list-item>
              <text:list>
                <text:list-header>
                  <text:p text:style-name="P2"><text:span text:style-name="Strong_20_Emphasis">newRow[j] = 1</text:span><text:span text:style-name="Strong_20_Emphasis"><text:span text:style-name="T1">}</text:span></text:span></text:p>
                </text:list-header>
              </text:list>
              <text:p text:style-name="P2"><text:span text:style-name="Strong_20_Emphasis"><text:span text:style-name="T1">else {</text:span></text:span></text:p>
              <text:list text:continue-numbering="true">
                <text:list-header>
                  <text:p text:style-name="P3"><text:span text:style-name="Strong_20_Emphasis">newRow[j] = n[j - 1] + n[j]</text:span> <text:span text:style-name="T1">} </text:span></text:p>
                  <text:p text:style-name="P3"><text:span text:style-name="Strong_20_Emphasis"/></text:p>
                </text:list-header>
              </text:list>
            </text:list-item>
          </text:list>
        </text:list-item>
      </text:list>
      <text:p text:style-name="P5"><text:s text:c="26"/><text:span text:style-name="Strong_20_Emphasis"><text:span text:style-name="T1">YAZ</text:span></text:span><text:span text:style-name="T1"> </text:span><text:span text:style-name="Source_20_Text"><text:span text:style-name="T1">newRow</text:span></text:span><text:span text:style-name="T1"> </text:span></text:p>
      <text:p text:style-name="P5"><text:span text:style-name="Strong_20_Emphasis"><text:s text:c="26"/>n = newRow</text:span><text:span text:style-name="T1">}</text:span></text:p>
      <text:p text:style-name="P4">}</text:p>
      <text:p text:style-name="P5"><text:span text:style-name="Strong_20_Emphasis"><text:span text:style-name="T3"><text:s text:c="7"/>7. </text:span></text:span><text:span text:style-name="Strong_20_Emphasis">STO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9:47:37.465788142</meta:creation-date>
    <dc:date>2024-12-10T10:03:43.976514339</dc:date>
    <meta:editing-duration>PT16M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63" meta:character-count="312" meta:non-whitespace-character-count="209"/>
  </office:meta>
</office:document-meta>
</file>